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b2b2b2" draw:textarea-horizontal-align="justify" draw:textarea-vertical-align="middle" draw:auto-grow-height="false" fo:min-height="2.798cm" fo:min-width="2.404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1.729cm" fo:min-width="3.075cm"/>
    </style:style>
    <style:style style:name="gr3" style:family="graphic" style:parent-style-name="standard">
      <style:graphic-properties draw:stroke="none" svg:stroke-color="#000000" draw:fill="none" draw:fill-color="#ffffff" draw:textarea-horizontal-align="left" draw:auto-grow-height="true" draw:auto-grow-width="true" fo:min-height="0.949cm" fo:min-width="2.644cm"/>
    </style:style>
    <style:style style:name="gr4" style:family="graphic" style:parent-style-name="standard">
      <style:graphic-properties svg:stroke-color="#000000" draw:fill="solid" draw:fill-color="#b2b2b2" draw:textarea-horizontal-align="justify" draw:textarea-vertical-align="middle" draw:auto-grow-height="false" fo:min-height="0cm" fo:min-width="0.167cm"/>
    </style:style>
    <style:style style:name="gr5"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564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424cm"/>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1cm" svg:stroke-color="#000000" draw:marker-start-width="0.355cm" draw:marker-end="Arrow" draw:marker-end-width="0.376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1.183cm"/>
    </style:style>
    <style:style style:name="P1" style:family="paragraph">
      <loext:graphic-properties draw:fill="solid" draw:fill-color="#b2b2b2"/>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1pt" style:font-size-asian="18pt" style:font-size-complex="18pt"/>
    </style:style>
    <style:style style:name="P4" style:family="paragraph">
      <loext:graphic-properties draw:fill="none" draw:fill-color="#ffffff"/>
      <style:paragraph-properties fo:text-align="center"/>
      <style:text-properties fo:font-size="12pt" style:font-size-asian="18pt" style:font-size-complex="18pt"/>
    </style:style>
    <style:style style:name="P5" style:family="paragraph">
      <loext:graphic-properties draw:fill="solid" draw:fill-color="#000000"/>
      <style:paragraph-properties fo:text-align="center"/>
    </style:style>
    <style:style style:name="P6" style:family="paragraph">
      <loext:graphic-properties draw:fill="none" draw:fill-color="#ffffff"/>
      <style:text-properties fo:font-size="12pt" style:font-size-asian="18pt" style:font-size-complex="18pt"/>
    </style:style>
    <style:style style:name="P7" style:family="paragraph">
      <loext:graphic-properties draw:fill="none"/>
      <style:paragraph-properties fo:text-align="center"/>
    </style:style>
    <style:style style:name="T1" style:family="text">
      <style:text-properties fo:font-size="11pt" style:font-size-asian="18pt" style:font-size-complex="18pt"/>
    </style:style>
    <style:style style:name="T2" style:family="text">
      <style:text-properties fo:font-size="11pt" fo:font-style="italic" fo:font-weight="bold" style:font-size-asian="18pt" style:font-style-asian="italic" style:font-weight-asian="bold" style:font-size-complex="18pt" style:font-style-complex="italic" style:font-weight-complex="bold"/>
    </style:style>
    <style:style style:name="T3" style:family="text">
      <style:text-properties fo:font-size="11pt" fo:font-weight="bold" style:font-size-asian="18pt" style:font-weight-asian="bold" style:font-size-complex="18pt" style:font-weight-complex="bold"/>
    </style:style>
    <style:style style:name="T4"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4.699cm" svg:x="2.987cm" svg:y="3.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3.597cm" svg:height="1.979cm" svg:x="8.474cm" svg:y="4.774cm">
          <draw:text-box>
            <text:p text:style-name="P2"><text:span text:style-name="T1">3x3 </text:span><text:span text:style-name="T2">non</text:span><text:span text:style-name="T3">-</text:span><text:span text:style-name="T3">singula</text:span><text:span text:style-name="T3">r</text:span></text:p>
            <text:p text:style-name="P2"><text:span text:style-name="T1">matrix </text:span><text:span text:style-name="T1">(linear</text:span></text:p>
            <text:p text:style-name="P2"><text:span text:style-name="T1">transfor</text:span><text:span text:style-name="T1">mation)</text:span></text:p>
          </draw:text-box>
        </draw:frame>
        <draw:frame draw:style-name="gr3" draw:text-style-name="P4" draw:layer="layout" svg:width="3.144cm" svg:height="1.199cm" svg:x="3.749cm" svg:y="8.039cm">
          <draw:text-box>
            <text:p text:style-name="P2"><text:span text:style-name="T4">a</text:span><text:span text:style-name="T4">ll </text:span><text:span text:style-name="T4">3</text:span><text:span text:style-name="T4">-</text:span><text:span text:style-name="T4">d </text:span><text:span text:style-name="T4">v</text:span><text:span text:style-name="T4">e</text:span><text:span text:style-name="T4">ct</text:span><text:span text:style-name="T4">o</text:span><text:span text:style-name="T4">r</text:span><text:span text:style-name="T4">s</text:span></text:p>
            <text:p text:style-name="P2"><text:span text:style-name="T4">(</text:span><text:span text:style-name="T4">d</text:span><text:span text:style-name="T4">o</text:span><text:span text:style-name="T4">m</text:span><text:span text:style-name="T4">a</text:span><text:span text:style-name="T4">i</text:span><text:span text:style-name="T4">n</text:span><text:span text:style-name="T4">)</text:span></text:p>
          </draw:text-box>
        </draw:frame>
        <draw:custom-shape draw:style-name="gr4" draw:text-style-name="P1" draw:layer="layout" svg:width="0.762cm" svg:height="0.254cm" svg:x="11.858cm" svg:y="5.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0.762cm" svg:height="0.254cm" svg:x="7.749cm" svg:y="5.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xml:id="id4" draw:id="id4" draw:layer="layout" svg:width="0.254cm" svg:height="0.254cm" svg:x="5.908cm" svg:y="4.0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20" draw:id="id20" draw:layer="layout" svg:width="0.254cm" svg:height="0.254cm" svg:x="4.511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23" draw:id="id23" draw:layer="layout" svg:width="0.254cm" svg:height="0.254cm" svg:x="6.035cm" svg:y="5.19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2" draw:id="id2" draw:layer="layout" svg:width="0.254cm" svg:height="0.254cm" svg:x="4.047cm" svg:y="6.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254cm" svg:height="0.254cm" svg:x="5.21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4" draw:id="id14" draw:layer="layout" svg:width="0.254cm" svg:height="0.254cm" svg:x="3.812cm" svg:y="4.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0" draw:id="id10" draw:layer="layout" svg:width="0.254cm" svg:height="0.254cm" svg:x="5.912cm" svg:y="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6" xml:id="id3" draw:id="id3" draw:layer="layout" svg:width="2.064cm" svg:height="0.725cm" svg:x="7.223cm" svg:y="3.088cm">
          <draw:text-box>
            <text:p><text:span text:style-name="T4">[ 4 6 -2 </text:span><text:span text:style-name="T4">]</text:span></text:p>
          </draw:text-box>
        </draw:frame>
        <draw:frame draw:style-name="gr8" draw:text-style-name="P6" xml:id="id1" draw:id="id1" draw:layer="layout" svg:width="1.924cm" svg:height="0.725cm" svg:x="1.717cm" svg:y="7.604cm">
          <draw:text-box>
            <text:p><text:span text:style-name="T4">[ 3 3 3 ]</text:span></text:p>
          </draw:text-box>
        </draw:frame>
        <draw:connector draw:style-name="gr9" draw:text-style-name="P7" draw:layer="layout" draw:type="line" svg:x1="2.679cm" svg:y1="7.604cm" svg:x2="4.084cm" svg:y2="6.715cm" draw:start-shape="id1" draw:start-glue-point="0" draw:end-shape="id2" draw:end-glue-point="7" svg:d="M2679 7604l1405-889" svg:viewBox="0 0 1406 890">
          <text:p/>
        </draw:connector>
        <draw:connector draw:style-name="gr9" draw:text-style-name="P7" draw:layer="layout" draw:type="line" svg:x1="7.223cm" svg:y1="3.45cm" svg:x2="6.125cm" svg:y2="4.085cm" draw:start-shape="id3" draw:start-glue-point="3" draw:end-shape="id4" draw:end-glue-point="11" svg:d="M7223 3450l-1098 635" svg:viewBox="0 0 1099 636">
          <text:p/>
        </draw:connector>
        <draw:custom-shape draw:style-name="gr1" draw:text-style-name="P1" draw:layer="layout" svg:width="4.445cm" svg:height="4.699cm" svg:x="13.183cm" svg:y="3.155cm">
          <text:p/>
          <draw:enhanced-geometry svg:viewBox="0 0 21600 21600" draw:mirror-vertical="tru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3.144cm" svg:height="1.199cm" svg:x="13.949cm" svg:y="8.039cm">
          <draw:text-box>
            <text:p text:style-name="P2"><text:span text:style-name="T4">all 3-d vectors</text:span></text:p>
            <text:p text:style-name="P2"><text:span text:style-name="T4">(codomain)</text:span></text:p>
          </draw:text-box>
        </draw:frame>
        <draw:custom-shape draw:style-name="gr6" draw:text-style-name="P5" xml:id="id8" draw:id="id8" draw:layer="layout" svg:width="0.254cm" svg:height="0.254cm" svg:x="16.108cm" svg:y="4.3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24" draw:id="id24" draw:layer="layout" svg:width="0.254cm" svg:height="0.254cm" svg:x="14.711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6" draw:id="id6" draw:layer="layout" svg:width="0.254cm" svg:height="0.254cm" svg:x="14.247cm" svg:y="6.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9" draw:id="id9" draw:layer="layout" svg:width="0.254cm" svg:height="0.254cm" svg:x="15.112cm" svg:y="6.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254cm" svg:height="0.254cm" svg:x="15.212cm" svg:y="3.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19" draw:id="id19" draw:layer="layout" svg:width="0.254cm" svg:height="0.254cm" svg:x="16.112cm" svg:y="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22" draw:id="id22" draw:layer="layout" svg:width="0.254cm" svg:height="0.254cm" svg:x="16.712cm" svg:y="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xml:id="id7" draw:id="id7" draw:layer="layout" svg:width="1.924cm" svg:height="0.725cm" svg:x="17.423cm" svg:y="2.688cm">
          <draw:text-box>
            <text:p><text:span text:style-name="T4">[ 8 0 6 ]</text:span></text:p>
          </draw:text-box>
        </draw:frame>
        <draw:frame draw:style-name="gr8" draw:text-style-name="P6" xml:id="id5" draw:id="id5" draw:layer="layout" svg:width="1.924cm" svg:height="0.725cm" svg:x="11.917cm" svg:y="7.604cm">
          <draw:text-box>
            <text:p><text:span text:style-name="T4">[ 0 0 0 ]</text:span></text:p>
          </draw:text-box>
        </draw:frame>
        <draw:connector draw:style-name="gr9" draw:text-style-name="P7" draw:layer="layout" draw:type="line" svg:x1="12.879cm" svg:y1="7.604cm" svg:x2="14.284cm" svg:y2="6.715cm" draw:start-shape="id5" draw:start-glue-point="0" draw:end-shape="id6" draw:end-glue-point="7" svg:d="M12879 7604l1405-889" svg:viewBox="0 0 1406 890">
          <text:p/>
        </draw:connector>
        <draw:connector draw:style-name="gr9" draw:text-style-name="P7" draw:layer="layout" draw:type="line" svg:x1="17.423cm" svg:y1="3.05cm" svg:x2="16.325cm" svg:y2="4.385cm" draw:start-shape="id7" draw:start-glue-point="3" draw:end-shape="id8" draw:end-glue-point="11" svg:d="M17423 3050l-1098 1335" svg:viewBox="0 0 1099 1336">
          <text:p/>
        </draw:connector>
        <draw:connector draw:style-name="gr10" draw:text-style-name="P7" draw:layer="layout" draw:type="curve" draw:line-skew="2.046cm" svg:x1="6.125cm" svg:y1="4.085cm" svg:x2="15.149cm" svg:y2="6.048cm" draw:start-shape="id4" draw:start-glue-point="11" draw:end-shape="id9" draw:end-glue-point="5" svg:d="M6125 4085c9838 0 5327 1963 9024 1963" svg:viewBox="0 0 9025 1964">
          <text:p/>
        </draw:connector>
        <draw:connector draw:style-name="gr10" draw:text-style-name="P7" draw:layer="layout" draw:type="curve" draw:line-skew="-0.124cm -2.024cm" svg:x1="4.047cm" svg:y1="6.625cm" svg:x2="16.235cm" svg:y2="4.348cm" draw:start-shape="id2" draw:start-glue-point="6" draw:end-shape="id8" draw:end-glue-point="4" svg:d="M4047 6625c-937 0-781-2401 2500-3917s9688-2147 9688 1640" svg:viewBox="0 0 12687 5105">
          <text:p/>
        </draw:connector>
        <draw:frame draw:style-name="gr8" draw:text-style-name="P6" xml:id="id11" draw:id="id11" draw:layer="layout" svg:width="1.924cm" svg:height="0.725cm" svg:x="7.117cm" svg:y="7.005cm">
          <draw:text-box>
            <text:p><text:span text:style-name="T4">[ 0 0 0 ]</text:span></text:p>
          </draw:text-box>
        </draw:frame>
        <draw:connector draw:style-name="gr9" draw:text-style-name="P7" draw:layer="layout" draw:type="line" svg:x1="6.039cm" svg:y1="6.611cm" svg:x2="7.117cm" svg:y2="7.367cm" draw:start-shape="id10" draw:start-glue-point="4" draw:end-shape="id11" draw:end-glue-point="3" svg:d="M6039 6611l1078 756" svg:viewBox="0 0 1079 757">
          <text:p/>
        </draw:connector>
        <draw:frame draw:style-name="gr8" draw:text-style-name="P6" xml:id="id12" draw:id="id12" draw:layer="layout" svg:width="1.924cm" svg:height="0.725cm" svg:x="17.723cm" svg:y="6.289cm">
          <draw:text-box>
            <text:p><text:span text:style-name="T4">[ 9 4 1 ]</text:span></text:p>
          </draw:text-box>
        </draw:frame>
        <draw:connector draw:style-name="gr9" draw:text-style-name="P7" draw:layer="layout" draw:type="line" svg:x1="17.723cm" svg:y1="6.651cm" svg:x2="15.329cm" svg:y2="6.228cm" draw:start-shape="id12" draw:start-glue-point="3" draw:end-shape="id9" draw:end-glue-point="9" svg:d="M17723 6651l-2394-423" svg:viewBox="0 0 2395 424">
          <text:p/>
        </draw:connector>
        <draw:connector draw:style-name="gr10" draw:text-style-name="P7" draw:layer="layout" draw:type="curve" draw:line-skew="2.064cm 0.351cm 1.128cm" svg:x1="5.912cm" svg:y1="6.738cm" svg:x2="14.247cm" svg:y2="6.625cm" draw:start-shape="id10" draw:start-glue-point="6" draw:end-shape="id6" draw:end-glue-point="6" svg:d="M5912 6738c2344 0 1563-277 3493-277s474 164 4842 164" svg:viewBox="0 0 8336 278">
          <text:p/>
        </draw:connector>
        <draw:frame draw:style-name="gr7" draw:text-style-name="P6" draw:layer="layout" svg:width="2.344cm" svg:height="0.725cm" svg:x="6.107cm" svg:y="4.665cm">
          <draw:text-box>
            <text:p><text:span text:style-name="T4">[ -1 -1 -1 ]</text:span></text:p>
          </draw:text-box>
        </draw:frame>
        <draw:frame draw:style-name="gr7" draw:text-style-name="P6" draw:layer="layout" svg:width="2.064cm" svg:height="0.725cm" svg:x="3.524cm" svg:y="4.982cm">
          <draw:text-box>
            <text:p><text:span text:style-name="T4">[ 1 6 9 ]</text:span></text:p>
          </draw:text-box>
        </draw:frame>
        <draw:frame draw:style-name="gr11" draw:text-style-name="P6" xml:id="id18" draw:id="id18" draw:layer="layout" svg:width="1.924cm" svg:height="0.725cm" svg:x="4.356cm" svg:y="5.954cm">
          <draw:text-box>
            <text:p><text:span text:style-name="T4">[ 4 1 4 ]</text:span></text:p>
          </draw:text-box>
        </draw:frame>
        <draw:frame draw:style-name="gr7" draw:text-style-name="P6" xml:id="id13" draw:id="id13" draw:layer="layout" svg:width="2.064cm" svg:height="0.725cm" svg:x="2.124cm" svg:y="2.181cm">
          <draw:text-box>
            <text:p><text:span text:style-name="T4">[ 2 -3 4 ]</text:span></text:p>
          </draw:text-box>
        </draw:frame>
        <draw:connector draw:style-name="gr9" draw:text-style-name="P7" draw:layer="layout" draw:type="line" svg:x1="3.156cm" svg:y1="2.906cm" svg:x2="3.939cm" svg:y2="4.211cm" draw:start-shape="id13" draw:start-glue-point="2" draw:end-shape="id14" draw:end-glue-point="4" svg:d="M3156 2906l783 1305" svg:viewBox="0 0 784 1306">
          <text:p/>
        </draw:connector>
        <draw:frame draw:style-name="gr7" draw:text-style-name="P6" xml:id="id15" draw:id="id15" draw:layer="layout" svg:width="2.064cm" svg:height="0.725cm" svg:x="13.024cm" svg:y="2.29cm">
          <draw:text-box>
            <text:p><text:span text:style-name="T4">[ -2 2 7 ]</text:span></text:p>
          </draw:text-box>
        </draw:frame>
        <draw:connector draw:style-name="gr9" draw:text-style-name="P7" xml:id="id21" draw:id="id21" draw:layer="layout" draw:type="line" svg:x1="14.056cm" svg:y1="3.015cm" svg:x2="15.25cm" svg:y2="3.949cm" draw:start-shape="id15" draw:start-glue-point="2" svg:d="M14056 3015l1194 934" svg:viewBox="0 0 1195 935">
          <text:p/>
        </draw:connector>
        <draw:frame draw:style-name="gr7" draw:text-style-name="P6" xml:id="id16" draw:id="id16" draw:layer="layout" svg:width="2.064cm" svg:height="0.725cm" svg:x="17.823cm" svg:y="4.591cm">
          <draw:text-box>
            <text:p><text:span text:style-name="T4">[ -2 2 7 ]</text:span></text:p>
          </draw:text-box>
        </draw:frame>
        <draw:connector draw:style-name="gr9" draw:text-style-name="P7" draw:layer="layout" draw:type="line" svg:x1="16.929cm" svg:y1="5.549cm" svg:x2="17.823cm" svg:y2="4.953cm" draw:end-shape="id16" draw:end-glue-point="3" svg:d="M16929 5549l894-596" svg:viewBox="0 0 895 597">
          <text:p/>
        </draw:connector>
        <draw:frame draw:style-name="gr8" draw:text-style-name="P6" xml:id="id17" draw:id="id17" draw:layer="layout" svg:width="2.064cm" svg:height="0.725cm" svg:x="16.818cm" svg:y="7.462cm">
          <draw:text-box>
            <text:p><text:span text:style-name="T4">[ 6 -6 5 ]</text:span></text:p>
          </draw:text-box>
        </draw:frame>
        <draw:connector draw:style-name="gr9" draw:text-style-name="P7" draw:layer="layout" draw:type="line" svg:x1="16.329cm" svg:y1="6.828cm" svg:x2="16.818cm" svg:y2="7.824cm" draw:end-shape="id17" svg:d="M16329 6828l489 996" svg:viewBox="0 0 490 997">
          <text:p/>
        </draw:connector>
        <draw:frame draw:style-name="gr7" draw:text-style-name="P6" draw:layer="layout" svg:width="2.064cm" svg:height="0.725cm" svg:x="14.324cm" svg:y="4.982cm">
          <draw:text-box>
            <text:p><text:span text:style-name="T4">[ 3 5 -4 ]</text:span></text:p>
          </draw:text-box>
        </draw:frame>
        <draw:connector draw:style-name="gr10" draw:text-style-name="P7" draw:layer="layout" draw:type="curve" draw:line-skew="1.969cm 3.114cm" svg:x1="5.318cm" svg:y1="5.954cm" svg:x2="16.112cm" svg:y2="6.738cm" draw:start-shape="id18" draw:start-glue-point="0" draw:end-shape="id19" draw:end-glue-point="6" svg:d="M5318 5954c0 2203 4496 1836 6519 1481s1572-697 4275-697" svg:viewBox="0 0 10795 1750">
          <text:p/>
        </draw:connector>
        <draw:connector draw:style-name="gr10" draw:text-style-name="P7" draw:layer="layout" draw:type="curve" draw:line-skew="0.744cm -0.841cm" svg:x1="4.638cm" svg:y1="4.81cm" svg:x2="15.25cm" svg:y2="3.949cm" draw:start-shape="id20" draw:start-glue-point="4" draw:end-shape="id21" draw:end-glue-point="3" svg:d="M4638 4810c0-2328 5136-1940 7662-1573s2440 712 2950 712" svg:viewBox="0 0 10613 1851">
          <text:p/>
        </draw:connector>
        <draw:connector draw:style-name="gr10" draw:text-style-name="P7" draw:layer="layout" draw:type="curve" draw:line-skew="1.895cm" svg:x1="3.849cm" svg:y1="4.428cm" svg:x2="16.929cm" svg:y2="5.728cm" draw:start-shape="id14" draw:start-glue-point="7" draw:end-shape="id22" draw:end-glue-point="9" svg:d="M3849 4428c0 5601 13080 4951 13080 1300" svg:viewBox="0 0 13081 4125">
          <text:p/>
        </draw:connector>
        <draw:connector draw:style-name="gr10" draw:text-style-name="P7" draw:layer="layout" draw:type="curve" draw:line-skew="-1.289cm 1.662cm" svg:x1="6.162cm" svg:y1="5.445cm" svg:x2="14.748cm" svg:y2="4.847cm" draw:start-shape="id23" draw:start-glue-point="8" draw:end-shape="id24" draw:end-glue-point="5" svg:d="M6162 5445c0-1180 3001-983 4178-838s531 240 4408 240" svg:viewBox="0 0 8587 94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7T21:06:46.126694641</meta:creation-date>
    <dc:date>2020-08-29T12:29:36.608105430</dc:date>
    <meta:editing-duration>PT19M52S</meta:editing-duration>
    <meta:editing-cycles>4</meta:editing-cycles>
    <meta:generator>LibreOffice/6.0.7.3$Linux_X86_64 LibreOffice_project/00m0$Build-3</meta:generator>
    <meta:document-statistic meta:object-count="52"/>
  </office:meta>
</office:document-meta>
</file>